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258cm" fo:min-width="0.1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3.818cm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6.104cm"/>
    </style:style>
    <style:style style:name="gr5" style:family="graphic" style:parent-style-name="standard">
      <style:graphic-properties draw:stroke="none" svg:stroke-color="#ffff00" draw:fill-color="#ffff00" draw:textarea-horizontal-align="justify" draw:textarea-vertical-align="middle" draw:auto-grow-height="false" fo:min-height="0.385cm" fo:min-width="0.008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385cm" fo:min-width="0.008cm"/>
    </style:style>
    <style:style style:name="gr7" style:family="graphic" style:parent-style-name="standard">
      <style:graphic-properties draw:stroke="none" draw:fill-color="#ffff00" draw:textarea-horizontal-align="justify" draw:textarea-vertical-align="middle" draw:auto-grow-height="false" fo:min-height="0.385cm" fo:min-width="0.008cm"/>
    </style:style>
    <style:style style:name="gr8" style:family="graphic" style:parent-style-name="objectwithoutfill">
      <style:graphic-properties svg:stroke-width="0.051cm" svg:stroke-color="#ff3333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marker-start="" draw:fill="none" draw:textarea-horizontal-align="justify" draw:textarea-vertical-align="middle" draw:auto-grow-height="false" fo:min-height="1.401cm" fo:min-width="2.167cm"/>
    </style:style>
    <style:style style:name="gr10" style:family="graphic" style:parent-style-name="objectwithoutfill">
      <style:graphic-properties svg:stroke-width="0.051cm" svg:stroke-color="#00ccff" draw:marker-start="Arrow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ccff" draw:marker-start="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textarea-horizontal-align="justify" draw:textarea-vertical-align="middle" draw:auto-grow-height="false" fo:min-height="3.814cm" fo:min-width="2.675cm"/>
    </style:style>
    <style:style style:name="gr13" style:family="graphic" style:parent-style-name="standard">
      <style:graphic-properties draw:stroke="none" draw:fill-color="#999999" draw:textarea-horizontal-align="justify" draw:textarea-vertical-align="middle" draw:auto-grow-height="false" fo:min-height="0.258cm" fo:min-width="0.135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.135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6.104cm"/>
    </style:style>
    <style:style style:name="gr17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1cm" svg:stroke-color="#000000" draw:marker-start="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size-complex="8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6" draw:id="id46" draw:layer="layout" svg:width="0.635cm" svg:height="1.016cm" svg:x="10.933cm" svg:y="12.0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0.635cm" svg:height="1.016cm" svg:x="10.906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8" draw:id="id48" draw:layer="layout" svg:width="0.635cm" svg:height="1.016cm" svg:x="10.906cm" svg:y="5.44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0.992cm" svg:height="0.962cm" svg:x="9.063cm" svg:y="1.889cm">
          <draw:text-box>
            <text:p>HERA Node – Block Diagram (digital)</text:p>
          </draw:text-box>
        </draw:frame>
        <draw:custom-shape draw:style-name="gr3" draw:text-style-name="P1" draw:layer="layout" svg:width="4.318cm" svg:height="2.794cm" svg:x="6.62cm" svg:y="3.71cm">
          <text:p text:style-name="P1">SNAP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18cm" svg:height="2.794cm" svg:x="6.62cm" svg:y="7.012cm">
          <text:p text:style-name="P1">SNAP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18cm" svg:height="2.794cm" svg:x="6.62cm" svg:y="10.314cm">
          <text:p text:style-name="P1">SNAP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18cm" svg:height="2.794cm" svg:x="6.62cm" svg:y="13.616cm">
          <text:p text:style-name="P1">SNAP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6.604cm" svg:height="1.651cm" svg:x="10.911cm" svg:y="18.399cm">
          <text:p text:style-name="P1">WR-LEN</text:p>
          <text:p text:style-name="P1">White rabbit endpoint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0.508cm" svg:height="0.635cm" svg:x="6.658cm" svg:y="15.7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08cm" svg:height="0.635cm" svg:x="10.876cm" svg:y="19.4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508cm" svg:height="0.635cm" svg:x="6.658cm" svg:y="14.6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0.508cm" svg:height="0.635cm" svg:x="6.658cm" svg:y="13.6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0.508cm" svg:height="0.635cm" svg:x="10.876cm" svg:y="18.399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896cm" svg:x1="10.876cm" svg:y1="19.732cm" svg:x2="6.658cm" svg:y2="14.976cm" draw:start-shape="id1" draw:start-glue-point="3" draw:end-shape="id2" draw:end-glue-point="3" svg:d="M10876 19732h-5614v-4756h1396" svg:viewBox="0 0 5615 4757">
          <text:p/>
        </draw:connector>
        <draw:connector draw:style-name="gr8" draw:text-style-name="P1" draw:layer="layout" draw:line-skew="-0.388cm" svg:x1="10.876cm" svg:y1="18.716cm" svg:x2="6.658cm" svg:y2="16.092cm" draw:start-shape="id3" draw:start-glue-point="3" draw:end-shape="id4" draw:end-glue-point="3" svg:d="M10876 18716h-5106v-2624h888" svg:viewBox="0 0 5107 2625">
          <text:p/>
        </draw:connector>
        <draw:connector draw:style-name="gr8" draw:text-style-name="P1" draw:layer="layout" svg:x1="2.7cm" svg:y1="13.924cm" svg:x2="6.658cm" svg:y2="13.933cm" draw:start-shape="id5" draw:end-shape="id6" draw:end-glue-point="3" svg:d="M2700 13924h1979v9h1979" svg:viewBox="0 0 3959 10">
          <text:p/>
        </draw:connector>
        <draw:frame draw:style-name="gr2" xml:id="id9" draw:id="id9" draw:layer="layout" svg:width="2.682cm" svg:height="0.962cm" svg:x="21.748cm" svg:y="1.889cm">
          <draw:text-box>
            <text:p>co-axial</text:p>
          </draw:text-box>
        </draw:frame>
        <draw:frame draw:style-name="gr2" xml:id="id5" draw:id="id5" draw:layer="layout" svg:width="2.373cm" svg:height="0.962cm" svg:x="0.327cm" svg:y="13.443cm">
          <draw:text-box>
            <text:p>6 x RF</text:p>
          </draw:text-box>
        </draw:frame>
        <draw:custom-shape draw:style-name="gr9" draw:text-style-name="P1" xml:id="id7" draw:id="id7" draw:layer="layout" svg:width="2.667cm" svg:height="1.651cm" svg:x="23.795cm" svg:y="18.399cm">
          <text:p text:style-name="P1"><text:span text:style-name="T1">Timing / 1GbE</text:span></text:p>
          <text:p text:style-name="P1"><text:span text:style-name="T2">(likely 1 fiber, bi-directional)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3.795cm" svg:y1="19.224cm" svg:x2="17.515cm" svg:y2="19.224cm" draw:start-shape="id7" draw:start-glue-point="3" draw:end-shape="id8" svg:d="M23795 19224h-6280" svg:viewBox="0 0 6281 1">
          <text:p/>
        </draw:connector>
        <draw:connector draw:style-name="gr8" draw:text-style-name="P1" draw:layer="layout" svg:x1="24.43cm" svg:y1="2.37cm" svg:x2="25.866cm" svg:y2="2.379cm" draw:start-shape="id9" draw:start-glue-point="1" svg:d="M24430 2370h968v9h468" svg:viewBox="0 0 1437 10">
          <text:p/>
        </draw:connector>
        <draw:frame draw:style-name="gr2" draw:layer="layout" svg:width="1.844cm" svg:height="0.962cm" svg:x="21.748cm" svg:y="2.905cm">
          <draw:text-box>
            <text:p>SMF</text:p>
          </draw:text-box>
        </draw:frame>
        <draw:connector draw:style-name="gr11" draw:text-style-name="P1" draw:layer="layout" svg:x1="25.954cm" svg:y1="3.42cm" svg:x2="24.452cm" svg:y2="3.413cm" svg:d="M25954 3420h-751v-7h-751" svg:viewBox="0 0 1503 8">
          <text:p/>
        </draw:connector>
        <draw:custom-shape draw:style-name="gr12" draw:text-style-name="P1" draw:layer="layout" svg:width="3.175cm" svg:height="4.064cm" svg:x="17.288cm" svg:y="4.937cm">
          <text:p text:style-name="P1">SMF</text:p>
          <text:p text:style-name="P1">4:1 mux</text:p>
          <text:p text:style-name="P1">/ demux</text:p>
          <text:p text:style-name="P1">(passive)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-0.253cm" svg:x1="16.653cm" svg:y1="5.191cm" svg:x2="11.573cm" svg:y2="4.175cm" draw:start-shape="id10" draw:start-glue-point="3" draw:end-shape="id11" draw:end-glue-point="1" svg:d="M16653 5191h-2794v-1016h-2286" svg:viewBox="0 0 5081 1017">
          <text:p/>
        </draw:connector>
        <draw:custom-shape draw:style-name="gr13" draw:text-style-name="P1" xml:id="id11" draw:id="id11" draw:layer="layout" svg:width="0.635cm" svg:height="0.508cm" svg:x="10.938cm" svg:y="3.9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0" draw:id="id10" draw:layer="layout" svg:width="0.635cm" svg:height="0.508cm" svg:x="16.653cm" svg:y="4.9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3" draw:id="id13" draw:layer="layout" svg:width="0.635cm" svg:height="0.508cm" svg:x="16.653cm" svg:y="5.4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4" draw:id="id14" draw:layer="layout" svg:width="0.635cm" svg:height="0.508cm" svg:x="16.653cm" svg:y="5.9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7" draw:id="id17" draw:layer="layout" svg:width="0.635cm" svg:height="0.508cm" svg:x="16.653cm" svg:y="6.4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8" draw:id="id18" draw:layer="layout" svg:width="0.635cm" svg:height="0.508cm" svg:x="16.653cm" svg:y="6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1" draw:id="id21" draw:layer="layout" svg:width="0.635cm" svg:height="0.508cm" svg:x="16.653cm" svg:y="7.4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2" draw:id="id22" draw:layer="layout" svg:width="0.635cm" svg:height="0.508cm" svg:x="16.653cm" svg:y="7.9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5" draw:id="id25" draw:layer="layout" svg:width="0.635cm" svg:height="0.508cm" svg:x="16.653cm" svg:y="8.4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0.635cm" svg:height="0.508cm" svg:x="10.938cm" svg:y="4.429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-0.507cm" svg:x1="11.573cm" svg:y1="4.683cm" svg:x2="16.653cm" svg:y2="5.699cm" draw:start-shape="id12" draw:start-glue-point="1" draw:end-shape="id13" draw:end-glue-point="3" svg:d="M11573 4683h2032v1016h3048" svg:viewBox="0 0 5081 1017">
          <text:p/>
        </draw:connector>
        <draw:connector draw:style-name="gr11" draw:text-style-name="P1" draw:layer="layout" draw:line-skew="-0.507cm" svg:x1="16.653cm" svg:y1="6.207cm" svg:x2="11.573cm" svg:y2="7.477cm" draw:start-shape="id14" draw:start-glue-point="3" draw:end-shape="id15" draw:end-glue-point="1" svg:d="M16653 6207h-3048v1270h-2032" svg:viewBox="0 0 5081 1271">
          <text:p/>
        </draw:connector>
        <draw:custom-shape draw:style-name="gr13" draw:text-style-name="P1" xml:id="id15" draw:id="id15" draw:layer="layout" svg:width="0.635cm" svg:height="0.508cm" svg:x="10.938cm" svg:y="7.2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6" draw:id="id16" draw:layer="layout" svg:width="0.635cm" svg:height="0.508cm" svg:x="10.938cm" svg:y="7.731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-0.253cm" svg:x1="11.573cm" svg:y1="7.985cm" svg:x2="16.653cm" svg:y2="6.715cm" draw:start-shape="id16" draw:start-glue-point="1" draw:end-shape="id17" draw:end-glue-point="3" svg:d="M11573 7985h2286v-1270h2794" svg:viewBox="0 0 5081 1271">
          <text:p/>
        </draw:connector>
        <draw:connector draw:style-name="gr11" draw:text-style-name="P1" draw:layer="layout" draw:line-skew="0.382cm" svg:x1="16.653cm" svg:y1="7.223cm" svg:x2="11.573cm" svg:y2="10.779cm" draw:start-shape="id18" draw:start-glue-point="3" draw:end-shape="id19" draw:end-glue-point="1" svg:d="M16653 7223h-2159v3556h-2921" svg:viewBox="0 0 5081 3557">
          <text:p/>
        </draw:connector>
        <draw:custom-shape draw:style-name="gr13" draw:text-style-name="P1" xml:id="id19" draw:id="id19" draw:layer="layout" svg:width="0.635cm" svg:height="0.508cm" svg:x="10.938cm" svg:y="10.5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0" draw:id="id20" draw:layer="layout" svg:width="0.635cm" svg:height="0.508cm" svg:x="10.938cm" svg:y="11.033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.636cm" svg:x1="11.573cm" svg:y1="11.287cm" svg:x2="16.653cm" svg:y2="7.731cm" draw:start-shape="id20" draw:start-glue-point="1" draw:end-shape="id21" draw:end-glue-point="3" svg:d="M11573 11287h3175v-3556h1905" svg:viewBox="0 0 5081 3557">
          <text:p/>
        </draw:connector>
        <draw:connector draw:style-name="gr11" draw:text-style-name="P1" draw:layer="layout" draw:line-skew="1.271cm" svg:x1="16.653cm" svg:y1="8.239cm" svg:x2="11.573cm" svg:y2="14.081cm" draw:start-shape="id22" draw:start-glue-point="3" draw:end-shape="id23" draw:end-glue-point="1" svg:d="M16653 8239h-1270v5842h-3810" svg:viewBox="0 0 5081 5843">
          <text:p/>
        </draw:connector>
        <draw:custom-shape draw:style-name="gr13" draw:text-style-name="P1" xml:id="id23" draw:id="id23" draw:layer="layout" svg:width="0.635cm" svg:height="0.508cm" svg:x="10.938cm" svg:y="13.8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4" draw:id="id24" draw:layer="layout" svg:width="0.635cm" svg:height="0.508cm" svg:x="10.938cm" svg:y="14.335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1.525cm" svg:x1="11.573cm" svg:y1="14.589cm" svg:x2="16.653cm" svg:y2="8.747cm" draw:start-shape="id24" draw:start-glue-point="1" draw:end-shape="id25" svg:d="M11573 14589h4064v-5842h1016" svg:viewBox="0 0 5081 5843">
          <text:p/>
        </draw:connector>
        <draw:custom-shape draw:style-name="gr15" draw:text-style-name="P1" xml:id="id27" draw:id="id27" draw:layer="layout" svg:width="0.635cm" svg:height="0.508cm" svg:x="24.376cm" svg:y="6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28" draw:id="id28" draw:layer="layout" svg:width="0.635cm" svg:height="0.508cm" svg:x="24.376cm" svg:y="6.4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6" draw:id="id26" draw:layer="layout" svg:width="0.635cm" svg:height="0.508cm" svg:x="20.463cm" svg:y="6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9" draw:id="id29" draw:layer="layout" svg:width="0.635cm" svg:height="0.508cm" svg:x="20.463cm" svg:y="6.461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1.098cm" svg:y1="7.223cm" svg:x2="24.376cm" svg:y2="7.223cm" draw:start-shape="id26" draw:start-glue-point="1" draw:end-shape="id27" draw:end-glue-point="3" svg:d="M21098 7223h3278" svg:viewBox="0 0 3279 1">
          <text:p/>
        </draw:connector>
        <draw:connector draw:style-name="gr11" draw:text-style-name="P1" draw:layer="layout" svg:x1="24.376cm" svg:y1="6.715cm" svg:x2="21.098cm" svg:y2="6.715cm" draw:start-shape="id28" draw:start-glue-point="3" draw:end-shape="id29" svg:d="M24376 6715h-3278" svg:viewBox="0 0 3279 1">
          <text:p/>
        </draw:connector>
        <draw:custom-shape draw:style-name="gr9" draw:text-style-name="P1" draw:layer="layout" svg:width="2.667cm" svg:height="1.651cm" svg:x="24.076cm" svg:y="6.207cm">
          <text:p text:style-name="P1">data</text:p>
          <text:p text:style-name="P1"><text:span text:style-name="T2">(4x10GbE,</text:span></text:p>
          <text:p text:style-name="P1"><text:span text:style-name="T2">40BASE-LR4 colors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30" draw:id="id30" draw:layer="layout" svg:width="6.604cm" svg:height="0.889cm" svg:x="15.129cm" svg:y="15.867cm">
          <text:p text:style-name="P1"><text:span text:style-name="T3">1 GbE switch (8 port, RJ45)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4.213cm" svg:y1="18.399cm" svg:x2="18.431cm" svg:y2="16.756cm" draw:start-shape="id8" draw:start-glue-point="0" draw:end-shape="id30" svg:d="M14213 18399v-822h4218v-821" svg:viewBox="0 0 4219 1644">
          <text:p/>
        </draw:connector>
        <draw:frame draw:style-name="gr2" draw:layer="layout" svg:width="2.898cm" svg:height="0.962cm" svg:x="21.748cm" svg:y="3.905cm">
          <draw:text-box>
            <text:p>Cat5/6/7</text:p>
          </draw:text-box>
        </draw:frame>
        <draw:connector draw:style-name="gr18" draw:text-style-name="P1" draw:layer="layout" svg:x1="25.954cm" svg:y1="4.42cm" svg:x2="24.452cm" svg:y2="4.413cm" svg:d="M25954 4420h-751v-7h-751" svg:viewBox="0 0 1503 8">
          <text:p/>
        </draw:connector>
        <draw:custom-shape draw:style-name="gr19" draw:text-style-name="P1" xml:id="id31" draw:id="id31" draw:layer="layout" svg:width="3.048cm" svg:height="1.778cm" svg:x="21.763cm" svg:y="12.811cm">
          <text:p text:style-name="P1">PDU</text:p>
          <draw:enhanced-geometry svg:viewBox="0 0 21600 21600" draw:type="rectangle" draw:enhanced-path="M 0 0 L 21600 0 21600 21600 0 21600 0 0 Z N"/>
        </draw:custom-shape>
        <draw:custom-shape draw:style-name="gr19" draw:text-style-name="P1" xml:id="id32" draw:id="id32" draw:layer="layout" svg:width="3.048cm" svg:height="1.778cm" svg:x="18.08cm" svg:y="12.811cm">
          <text:p text:style-name="P1">Monitor</text:p>
          <text:p text:style-name="P1">CPU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1.733cm" svg:y1="16.311cm" svg:x2="23.287cm" svg:y2="14.589cm" draw:start-shape="id30" draw:start-glue-point="1" draw:end-shape="id31" draw:end-glue-point="2" svg:d="M21733 16311h1554v-1722" svg:viewBox="0 0 1555 1723">
          <text:p/>
        </draw:connector>
        <draw:connector draw:style-name="gr17" draw:text-style-name="P1" draw:layer="layout" svg:x1="18.431cm" svg:y1="15.867cm" svg:x2="19.604cm" svg:y2="14.589cm" draw:start-shape="id30" draw:end-shape="id32" draw:end-glue-point="2" svg:d="M18431 15867v-639h1173v-639" svg:viewBox="0 0 1174 1279">
          <text:p/>
        </draw:connector>
        <draw:custom-shape draw:style-name="gr1" draw:text-style-name="P1" xml:id="id33" draw:id="id33" draw:layer="layout" svg:width="0.635cm" svg:height="1.016cm" svg:x="10.906cm" svg:y="15.351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line-skew="0.269cm" svg:x1="11.541cm" svg:y1="15.859cm" svg:x2="15.129cm" svg:y2="16.311cm" draw:start-shape="id33" draw:start-glue-point="1" draw:end-shape="id30" draw:end-glue-point="3" svg:d="M11541 15859h2062v452h1526" svg:viewBox="0 0 3589 453">
          <text:p/>
        </draw:connector>
        <draw:frame draw:style-name="gr20" draw:text-style-name="P1" draw:layer="layout" svg:width="2.83cm" svg:height="0.895cm" svg:x="11.567cm" svg:y="16.369cm">
          <draw:text-box>
            <text:p text:style-name="P1"><text:span text:style-name="T4">1 GbE SNAP control is optional</text:span></text:p>
          </draw:text-box>
        </draw:frame>
        <draw:custom-shape draw:style-name="gr5" draw:text-style-name="P1" xml:id="id40" draw:id="id40" draw:layer="layout" svg:width="0.508cm" svg:height="0.635cm" svg:x="6.659cm" svg:y="12.4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3" draw:id="id43" draw:layer="layout" svg:width="0.508cm" svg:height="0.635cm" svg:x="6.659cm" svg:y="11.3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5" draw:id="id35" draw:layer="layout" svg:width="0.508cm" svg:height="0.635cm" svg:x="6.659cm" svg:y="10.31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701cm" svg:y1="10.624cm" svg:x2="6.659cm" svg:y2="10.633cm" draw:start-shape="id34" draw:end-shape="id35" draw:end-glue-point="3" svg:d="M2701 10624h1979v9h1979" svg:viewBox="0 0 3959 10">
          <text:p/>
        </draw:connector>
        <draw:frame draw:style-name="gr2" xml:id="id34" draw:id="id34" draw:layer="layout" svg:width="2.373cm" svg:height="0.962cm" svg:x="0.328cm" svg:y="10.143cm">
          <draw:text-box>
            <text:p>6 x RF</text:p>
          </draw:text-box>
        </draw:frame>
        <draw:custom-shape draw:style-name="gr5" draw:text-style-name="P1" xml:id="id41" draw:id="id41" draw:layer="layout" svg:width="0.508cm" svg:height="0.635cm" svg:x="6.66cm" svg:y="9.1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4" draw:id="id44" draw:layer="layout" svg:width="0.508cm" svg:height="0.635cm" svg:x="6.66cm" svg:y="8.0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7" draw:id="id37" draw:layer="layout" svg:width="0.508cm" svg:height="0.635cm" svg:x="6.66cm" svg:y="7.01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702cm" svg:y1="7.324cm" svg:x2="6.66cm" svg:y2="7.333cm" draw:start-shape="id36" draw:end-shape="id37" draw:end-glue-point="3" svg:d="M2702 7324h1979v9h1979" svg:viewBox="0 0 3959 10">
          <text:p/>
        </draw:connector>
        <draw:frame draw:style-name="gr2" xml:id="id36" draw:id="id36" draw:layer="layout" svg:width="2.373cm" svg:height="0.962cm" svg:x="0.329cm" svg:y="6.843cm">
          <draw:text-box>
            <text:p>6 x RF</text:p>
          </draw:text-box>
        </draw:frame>
        <draw:custom-shape draw:style-name="gr5" draw:text-style-name="P1" xml:id="id42" draw:id="id42" draw:layer="layout" svg:width="0.508cm" svg:height="0.635cm" svg:x="6.661cm" svg:y="5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5" draw:id="id45" draw:layer="layout" svg:width="0.508cm" svg:height="0.635cm" svg:x="6.661cm" svg:y="4.7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9" draw:id="id39" draw:layer="layout" svg:width="0.508cm" svg:height="0.635cm" svg:x="6.661cm" svg:y="3.71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703cm" svg:y1="4.024cm" svg:x2="6.661cm" svg:y2="4.033cm" draw:start-shape="id38" draw:end-shape="id39" draw:end-glue-point="3" svg:d="M2703 4024h1979v9h1979" svg:viewBox="0 0 3959 10">
          <text:p/>
        </draw:connector>
        <draw:frame draw:style-name="gr2" xml:id="id38" draw:id="id38" draw:layer="layout" svg:width="2.373cm" svg:height="0.962cm" svg:x="0.33cm" svg:y="3.543cm">
          <draw:text-box>
            <text:p>6 x RF</text:p>
          </draw:text-box>
        </draw:frame>
        <draw:connector draw:style-name="gr8" draw:text-style-name="P1" draw:layer="layout" draw:line-skew="-0.398cm" svg:x1="10.876cm" svg:y1="18.716cm" svg:x2="6.659cm" svg:y2="12.792cm" draw:start-shape="id3" draw:start-glue-point="3" draw:end-shape="id40" draw:end-glue-point="3" svg:d="M10876 18716h-5115v-5924h898" svg:viewBox="0 0 5116 5925">
          <text:p/>
        </draw:connector>
        <draw:connector draw:style-name="gr8" draw:text-style-name="P1" draw:layer="layout" draw:line-skew="-0.399cm" svg:x1="10.876cm" svg:y1="18.716cm" svg:x2="6.66cm" svg:y2="9.492cm" draw:start-shape="id3" draw:start-glue-point="3" draw:end-shape="id41" draw:end-glue-point="3" svg:d="M10876 18716h-5115v-9224h899" svg:viewBox="0 0 5116 9225">
          <text:p/>
        </draw:connector>
        <draw:connector draw:style-name="gr8" draw:text-style-name="P1" draw:layer="layout" draw:line-skew="-0.4cm" svg:x1="10.876cm" svg:y1="18.716cm" svg:x2="6.661cm" svg:y2="6.192cm" draw:start-shape="id3" draw:start-glue-point="3" draw:end-shape="id42" draw:end-glue-point="3" svg:d="M10876 18716h-5115v-12524h900" svg:viewBox="0 0 5116 12525">
          <text:p/>
        </draw:connector>
        <draw:connector draw:style-name="gr8" draw:text-style-name="P1" draw:layer="layout" draw:line-skew="-0.906cm" svg:x1="10.876cm" svg:y1="19.732cm" svg:x2="6.659cm" svg:y2="11.676cm" draw:start-shape="id1" draw:start-glue-point="3" draw:end-shape="id43" draw:end-glue-point="3" svg:d="M10876 19732h-5623v-8056h1406" svg:viewBox="0 0 5624 8057">
          <text:p/>
        </draw:connector>
        <draw:connector draw:style-name="gr8" draw:text-style-name="P1" draw:layer="layout" draw:line-skew="-0.907cm" svg:x1="10.876cm" svg:y1="19.732cm" svg:x2="6.66cm" svg:y2="8.376cm" draw:start-shape="id1" draw:start-glue-point="3" draw:end-shape="id44" draw:end-glue-point="3" svg:d="M10876 19732h-5623v-11356h1407" svg:viewBox="0 0 5624 11357">
          <text:p/>
        </draw:connector>
        <draw:connector draw:style-name="gr8" draw:text-style-name="P1" draw:layer="layout" draw:line-skew="-0.908cm" svg:x1="10.876cm" svg:y1="19.732cm" svg:x2="6.661cm" svg:y2="5.076cm" draw:start-shape="id1" draw:start-glue-point="3" draw:end-shape="id45" draw:end-glue-point="3" svg:d="M10876 19732h-5623v-14656h1408" svg:viewBox="0 0 5624 14657">
          <text:p/>
        </draw:connector>
        <draw:frame draw:style-name="gr20" draw:text-style-name="P1" draw:layer="layout" svg:width="1.56cm" svg:height="0.573cm" svg:x="9.281cm" svg:y="17.957cm">
          <draw:text-box>
            <text:p text:style-name="P1"><text:span text:style-name="T4">10 MHz</text:span></text:p>
          </draw:text-box>
        </draw:frame>
        <draw:frame draw:style-name="gr20" draw:text-style-name="P1" draw:layer="layout" svg:width="1.56cm" svg:height="0.573cm" svg:x="9.281cm" svg:y="19.034cm">
          <draw:text-box>
            <text:p text:style-name="P1"><text:span text:style-name="T4">PPS</text:span></text:p>
          </draw:text-box>
        </draw:frame>
        <draw:frame draw:style-name="gr21" draw:text-style-name="P1" draw:layer="layout" svg:width="3.592cm" svg:height="1.861cm" svg:x="1.153cm" svg:y="17.193cm">
          <draw:text-box>
            <text:p text:style-name="P1"><text:span text:style-name="T4">4-way fanout of 10 MHz and PPS </text:span><text:span text:style-name="T5">may</text:span><text:span text:style-name="T4"> be provided by WR-LEN.</text:span></text:p>
            <text:p text:style-name="P1"><text:span text:style-name="T4">Else external splitting is required.</text:span></text:p>
          </draw:text-box>
        </draw:frame>
        <draw:connector draw:style-name="gr17" draw:text-style-name="P1" draw:layer="layout" svg:x1="11.568cm" svg:y1="12.557cm" svg:x2="15.129cm" svg:y2="16.311cm" draw:start-shape="id46" draw:start-glue-point="1" svg:d="M11568 12557h2030v3754h1531" svg:viewBox="0 0 3562 3755">
          <text:p/>
        </draw:connector>
        <draw:connector draw:style-name="gr17" draw:text-style-name="P1" draw:layer="layout" svg:x1="11.541cm" svg:y1="9.255cm" svg:x2="15.129cm" svg:y2="16.311cm" draw:start-shape="id47" draw:start-glue-point="1" svg:d="M11541 9255h2044v7056h1544" svg:viewBox="0 0 3589 7057">
          <text:p/>
        </draw:connector>
        <draw:connector draw:style-name="gr17" draw:text-style-name="P1" draw:layer="layout" svg:x1="11.541cm" svg:y1="5.953cm" svg:x2="15.129cm" svg:y2="16.311cm" draw:start-shape="id48" draw:start-glue-point="1" svg:d="M11541 5953h2044v10358h1544" svg:viewBox="0 0 3589 10359">
          <text:p/>
        </draw:connector>
        <draw:frame draw:style-name="gr2" draw:text-style-name="P2" draw:layer="layout" svg:width="4.515cm" svg:height="0.666cm" svg:x="1.254cm" svg:y="1.508cm">
          <draw:text-box>
            <text:p><text:span text:style-name="T6">Updated: JH 2016-06-20</text:span></text:p>
          </draw:text-box>
        </draw:frame>
        <draw:frame draw:style-name="gr2" draw:text-style-name="P3" draw:layer="layout" svg:width="8.228cm" svg:height="2.897cm" svg:x="19.722cm" svg:y="9.406cm">
          <draw:text-box>
            <text:p><text:span text:style-name="T7">PDU: &gt;8-port(?) Ethernet power strip driving:</text:span></text:p>
            <text:p><text:span text:style-name="T7">- 4 x SNAPs (</text:span><text:span text:style-name="T8">TBD: individually?</text:span><text:span text:style-name="T7">)</text:span></text:p>
            <text:p><text:span text:style-name="T7">- Monitor CPU</text:span></text:p>
            <text:p><text:span text:style-name="T7">- Switch</text:span></text:p>
            <text:p><text:span text:style-name="T7">- White Rabbit</text:span></text:p>
            <text:p><text:span text:style-name="T7">- Blower</text:span></text:p>
          </draw:text-box>
        </draw:frame>
        <draw:custom-shape draw:style-name="gr19" draw:text-style-name="P4" xml:id="id49" draw:id="id49" draw:layer="layout" svg:width="2.032cm" svg:height="0.889cm" svg:x="16.621cm" svg:y="10.271cm">
          <text:p text:style-name="P4"><text:span text:style-name="T7">N sensor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9.604cm" svg:y1="12.811cm" svg:x2="17.637cm" svg:y2="11.16cm" draw:start-shape="id32" draw:start-glue-point="0" draw:end-shape="id49" draw:end-glue-point="2" svg:d="M19604 12811v-826h-1967v-825" svg:viewBox="0 0 1968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12:18:47.527828406</meta:creation-date>
    <dc:date>2016-06-20T17:50:43.166194717</dc:date>
    <meta:editing-duration>PT2M5S</meta:editing-duration>
    <meta:editing-cycles>3</meta:editing-cycles>
    <meta:generator>LibreOffice/4.2.8.2$Linux_X86_64 LibreOffice_project/420m0$Build-2</meta:generator>
    <meta:document-statistic meta:object-count="98"/>
  </office:meta>
</office:document-meta>
</file>